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208DA66AFDB991C.png" manifest:media-type="image/png"/>
  <manifest:file-entry manifest:full-path="Pictures/100002010000078000000438955A76FC34F2E8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24c0" officeooo:paragraph-rsid="001724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002cm, 13.621cm, 3.067cm, 14.1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-0.9cm" svg:y="-1.979cm" svg:width="17cm" svg:height="9.562cm" draw:z-index="0"><draw:image xlink:href="Pictures/100002010000078000000438955A76FC34F2E805.png" xlink:type="simple" xlink:show="embed" xlink:actuate="onLoad" loext:mime-type="image/png"/></draw:frame></text:p>
      <text:p text:style-name="Standard"/>
      <text:p text:style-name="P1">link:</text:p>
      <text:p text:style-name="P1"/>
      <text:p text:style-name="Standard"><text:a xlink:type="simple" xlink:href="https://3dprint.nih.gov/discover/3dpx-013477" text:style-name="Internet_20_link" text:visited-style-name="Visited_20_Internet_20_Link">https://3dprint.nih.gov/discover/3dpx-013477</text:a></text:p>
      <text:p text:style-name="Standard"/>
      <text:p text:style-name="Standard"><draw:frame draw:style-name="fr1" draw:name="Imagen2" text:anchor-type="char" svg:x="0.351cm" svg:y="0.277cm" svg:width="15.692cm" svg:height="13.466cm" draw:z-index="1"><draw:image xlink:href="Pictures/1000020100000780000004388208DA66AFDB991C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17:40:30.110183204</meta:creation-date>
    <dc:date>2021-04-14T18:12:01.441793630</dc:date>
    <meta:editing-duration>PT8M39S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1" meta:paragraph-count="2" meta:word-count="2" meta:character-count="49" meta:non-whitespace-character-count="49"/>
  </office:meta>
</office:document-meta>
</file>